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padmaa" svg:font-family="padmaa" style:font-adornments="Normal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Tabel1" style:family="table">
      <style:table-properties style:width="16.589cm" fo:margin-left="0.379cm" fo:break-before="column" table:align="left" fo:background-color="transparent" style:writing-mode="lr-tb">
        <style:background-image/>
      </style:table-properties>
    </style:style>
    <style:style style:name="Tabel1.A" style:family="table-column">
      <style:table-column-properties style:column-width="0.621cm"/>
    </style:style>
    <style:style style:name="Tabel1.B" style:family="table-column">
      <style:table-column-properties style:column-width="15.968cm"/>
    </style:style>
    <style:style style:name="Tabel1.1" style:family="table-row">
      <style:table-row-properties fo:background-color="transparent">
        <style:background-image/>
      </style:table-row-properties>
    </style:style>
    <style:style style:name="Tabel1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6cm" fo:margin-left="0.379cm" table:align="left" style:writing-mode="lr-tb"/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79cm"/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d35cff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d3c311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1bf135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1d22fa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1aacff6" officeooo:paragraph-rsid="01b77d1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1bbe7c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2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style:text-underline-style="none" fo:font-weight="normal" officeooo:paragraph-rsid="01941de5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2" fo:font-size="12pt" fo:language="nl" fo:country="NL" style:text-underline-style="none" fo:font-weight="normal" officeooo:rsid="01392241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2" fo:font-size="9.5pt" fo:language="nl" fo:country="NL" fo:font-weight="normal" officeooo:rsid="02e5ade6" officeooo:paragraph-rsid="01d5953d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c25e3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a7d78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2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2" fo:font-size="12pt" fo:language="nl" fo:country="NL" officeooo:paragraph-rsid="01c25e39" fo:background-color="transparent" style:font-size-asian="12pt" style:language-asian="nl" style:country-asian="NL" style:font-name-complex="Bitstream Vera Sans" style:font-size-complex="12p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05134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22fae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3c311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2" fo:font-size="10.5pt" fo:language="nl" fo:country="NL" fo:font-style="normal" fo:font-weight="normal" officeooo:paragraph-rsid="01d3c311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left="0cm" fo:margin-right="0cm" fo:text-indent="0cm" style:auto-text-indent="false" fo:break-before="column">
        <style:tab-stops/>
      </style:paragraph-properties>
      <style:text-properties officeooo:rsid="01d3c311" officeooo:paragraph-rsid="01d3c311"/>
    </style:style>
    <style:style style:name="P29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officeooo:paragraph-rsid="01b77d16" style:font-size-asian="12pt" style:font-name-complex="Bitstream Vera Sans" style:font-size-complex="12pt"/>
    </style:style>
    <style:style style:name="P31" style:family="paragraph" style:parent-style-name="Standard">
      <style:text-properties officeooo:paragraph-rsid="01b8dda1" style:font-size-asian="12pt" style:font-name-complex="Bitstream Vera Sans" style:font-size-complex="12pt"/>
    </style:style>
    <style:style style:name="P32" style:family="paragraph" style:parent-style-name="Standard">
      <style:text-properties officeooo:paragraph-rsid="01ca7dde" style:font-size-asian="12pt" style:font-name-complex="Bitstream Vera Sans" style:font-size-complex="12pt"/>
    </style:style>
    <style:style style:name="P33" style:family="paragraph" style:parent-style-name="Standard">
      <style:text-properties fo:font-size="12pt" style:text-underline-style="none" officeooo:rsid="008d3585" officeooo:paragraph-rsid="0181027b" style:font-size-asian="12pt" style:font-size-complex="12pt"/>
    </style:style>
    <style:style style:name="P34" style:family="paragraph" style:parent-style-name="Standard">
      <style:text-properties officeooo:paragraph-rsid="01bf1350"/>
    </style:style>
    <style:style style:name="P35" style:family="paragraph" style:parent-style-name="Standard">
      <style:text-properties officeooo:paragraph-rsid="01c25e39"/>
    </style:style>
    <style:style style:name="P36" style:family="paragraph" style:parent-style-name="Standard">
      <style:text-properties fo:font-style="italic" officeooo:rsid="05fe4687" officeooo:paragraph-rsid="01c6ba3d" style:font-style-asian="italic" style:font-style-complex="italic"/>
    </style:style>
    <style:style style:name="P37" style:family="paragraph" style:parent-style-name="Standard">
      <style:text-properties officeooo:paragraph-rsid="01d3c311"/>
    </style:style>
    <style:style style:name="P3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591c3"/>
    </style:style>
    <style:style style:name="P39" style:family="paragraph" style:parent-style-name="Standard" style:list-style-name="L1">
      <style:paragraph-properties fo:margin-left="0cm" fo:margin-right="0cm" fo:line-height="100%" fo:text-indent="0cm" style:auto-text-indent="false">
        <style:tab-stops/>
      </style:paragraph-properties>
      <style:text-properties officeooo:paragraph-rsid="01c7cda3"/>
    </style:style>
    <style:style style:name="P40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rsid="077274a0" officeooo:paragraph-rsid="01c8c83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18cf70b" officeooo:paragraph-rsid="018cf7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 style:list-style-name="L2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43" style:family="paragraph" style:parent-style-name="Standard" style:list-style-name="L2">
      <style:text-properties fo:color="#000000" style:font-name="Ubuntu2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f347c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d022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1ad1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0b9b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3b6b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f03f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d0c0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89e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71b61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53a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a7dde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aacff6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e9d1f0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aacff6" fo:background-color="transparent" loext:char-shading-value="0" style:font-name-asian="DejaVu Sans" style:language-asian="nl" style:country-asian="NL" style:font-style-asian="normal" style:font-weight-asian="bold" style:language-complex="nl" style:country-complex="NL" style:font-style-complex="normal" style:font-weight-complex="bold"/>
    </style:style>
    <style:style style:name="T40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aacff6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abfa26" fo:background-color="transparent" loext:char-shading-value="0" style:font-name-asian="DejaVu Sans" style:language-asian="nl" style:country-asian="NL" style:font-style-asian="normal" style:font-weight-asian="normal" style:language-complex="nl" style:country-complex="NL" style:font-style-complex="normal" style:font-weight-complex="normal"/>
    </style:style>
    <style:style style:name="T49" style:family="text">
      <style:text-properties fo:color="#000000" style:text-line-through-style="none" style:text-line-through-type="none" fo:font-size="12pt" fo:language="nl" fo:country="NL" fo:font-style="normal" style:text-underline-style="none" officeooo:rsid="00bddfb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style:text-line-through-style="none" style:text-line-through-type="none" fo:font-size="12pt" fo:language="nl" fo:country="NL" fo:font-style="normal" style:text-underline-style="none" officeooo:rsid="0071b610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style:text-line-through-style="none" style:text-line-through-type="none" fo:font-size="12pt" fo:language="nl" fo:country="NL" fo:font-style="normal" style:text-underline-style="none" officeooo:rsid="00bd53a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2" style:family="text">
      <style:text-properties fo:color="#000000" style:text-line-through-style="none" style:text-line-through-type="none" fo:font-size="12pt" fo:language="nl" fo:country="NL" fo:font-style="normal" style:text-underline-style="none" officeooo:rsid="0125763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style:text-line-through-style="none" style:text-line-through-type="none" fo:font-size="12pt" fo:language="nl" fo:country="NL" fo:font-style="normal" style:text-underline-style="none" officeooo:rsid="01286ee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4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style:font-name="Ubuntu2" fo:font-size="12pt" fo:language="nl" fo:country="NL" fo:font-weight="normal" officeooo:rsid="0104ee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font-name="Ubuntu2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font-name="Ubuntu2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font-name="Ubuntu2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font-name="Ubuntu2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font-name="Ubuntu2" fo:font-size="12pt" fo:language="nl" fo:country="NL" fo:font-weight="normal" officeooo:rsid="014ef34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font-name="Ubuntu2" fo:font-size="12pt" fo:language="nl" fo:country="NL" fo:font-weight="normal" officeooo:rsid="01770d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font-name="Ubuntu2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6" style:family="text">
      <style:text-properties fo:color="#000000" fo:language="nl" fo:country="NL" fo:font-weight="normal" officeooo:rsid="01cc3e70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7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68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69" style:family="text">
      <style:text-properties fo:color="#000000" fo:language="nl" fo:country="NL" officeooo:rsid="014c600f" fo:background-color="transparent" loext:char-shading-value="0" style:font-size-asian="12pt" style:language-asian="nl" style:country-asian="NL" style:font-size-complex="12pt"/>
    </style:style>
    <style:style style:name="T70" style:family="text">
      <style:text-properties fo:color="#000000" style:font-name="Ubuntu Mono" fo:font-size="11pt" fo:language="nl" fo:country="NL" style:text-underline-style="none" officeooo:rsid="01c7cda3" fo:background-color="transparent" loext:char-shading-value="0" style:font-name-asian="DejaVu Sans Mono" style:font-size-asian="12pt" style:language-asian="nl" style:country-asian="NL" style:font-name-complex="DejaVu Sans Mono" style:font-size-complex="12pt"/>
    </style:style>
    <style:style style:name="T71" style:family="text">
      <style:text-properties style:text-line-through-style="none" style:text-line-through-type="none" style:font-name="Ubuntu2" fo:font-size="12pt" style:text-underline-style="none" style:font-name-asian="DejaVu Sans" style:font-size-asian="12pt" style:font-size-complex="12pt"/>
    </style:style>
    <style:style style:name="T72" style:family="text">
      <style:text-properties style:text-line-through-style="none" style:text-line-through-type="none" style:font-name="Ubuntu2" fo:font-size="12pt" style:text-underline-style="none" fo:font-weight="normal" officeooo:rsid="0181027b" style:font-name-asian="DejaVu Sans" style:font-size-asian="12pt" style:font-weight-asian="normal" style:font-size-complex="12pt" style:language-complex="nl" style:country-complex="NL" style:font-weight-complex="normal"/>
    </style:style>
    <style:style style:name="T73" style:family="text">
      <style:text-properties style:text-line-through-style="none" style:text-line-through-type="none" style:font-name="Ubuntu2" fo:font-size="12pt" style:text-underline-style="none" fo:font-weight="normal" officeooo:rsid="01cfb878" style:font-name-asian="DejaVu Sans" style:font-size-asian="12pt" style:font-weight-asian="normal" style:font-size-complex="12pt" style:language-complex="nl" style:country-complex="NL" style:font-weight-complex="normal"/>
    </style:style>
    <style:style style:name="T74" style:family="text">
      <style:text-properties style:text-line-through-style="none" style:text-line-through-type="none" style:font-name="Ubuntu2" fo:font-size="12pt" fo:font-weight="normal" officeooo:rsid="0181027b" style:font-name-asian="DejaVu Sans" style:font-weight-asian="normal" style:language-complex="nl" style:country-complex="NL" style:font-weight-complex="normal"/>
    </style:style>
    <style:style style:name="T75" style:family="text">
      <style:text-properties style:text-line-through-style="none" style:text-line-through-type="none" style:font-name="Ubuntu2" fo:font-size="12pt" fo:font-weight="normal" officeooo:rsid="01cfb878" style:font-name-asian="DejaVu Sans" style:font-weight-asian="normal" style:language-complex="nl" style:country-complex="NL" style:font-weight-complex="normal"/>
    </style:style>
    <style:style style:name="T76" style:family="text">
      <style:text-properties style:text-line-through-style="none" style:text-line-through-type="none" fo:font-size="12pt" style:text-underline-style="none" style:font-size-asian="12pt" style:font-size-complex="12pt"/>
    </style:style>
    <style:style style:name="T77" style:family="text">
      <style:text-properties style:text-line-through-style="none" style:text-line-through-type="none" fo:font-size="12pt" style:text-underline-style="none" officeooo:rsid="064c9632" style:font-size-asian="12pt" style:font-size-complex="12pt"/>
    </style:style>
    <style:style style:name="T78" style:family="text">
      <style:text-properties style:text-line-through-style="none" style:text-line-through-type="none" fo:font-size="12pt" style:text-underline-style="none" officeooo:rsid="02eddb5a" style:font-size-asian="12pt" style:font-size-complex="12pt"/>
    </style:style>
    <style:style style:name="T79" style:family="text">
      <style:text-properties style:text-line-through-style="none" style:text-line-through-type="none" fo:font-size="12pt" style:text-underline-style="none" officeooo:rsid="01f0312a" style:font-size-asian="12pt" style:font-size-complex="12pt"/>
    </style:style>
    <style:style style:name="T80" style:family="text">
      <style:text-properties style:text-line-through-style="none" style:text-line-through-type="none" fo:font-size="12pt" style:text-underline-style="none" officeooo:rsid="0154e886" style:font-size-asian="12pt" style:font-size-complex="12pt"/>
    </style:style>
    <style:style style:name="T81" style:family="text">
      <style:text-properties style:text-line-through-style="none" style:text-line-through-type="none" fo:font-size="12pt" style:text-underline-style="none" officeooo:rsid="01f21e76" style:font-size-asian="12pt" style:font-size-complex="12pt"/>
    </style:style>
    <style:style style:name="T82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font-size="12pt" style:text-underline-style="none" style:font-size-asian="12pt" style:font-size-complex="12pt"/>
    </style:style>
    <style:style style:name="T89" style:family="text">
      <style:text-properties fo:font-size="12pt" style:text-underline-style="none" officeooo:rsid="0154e886" style:font-size-asian="12pt" style:font-size-complex="12pt"/>
    </style:style>
    <style:style style:name="T90" style:family="text">
      <style:text-properties fo:font-size="12pt" style:text-underline-style="none" officeooo:rsid="0183b5ef" style:font-size-asian="12pt" style:font-size-complex="12pt"/>
    </style:style>
    <style:style style:name="T91" style:family="text">
      <style:text-properties fo:font-size="12pt" style:text-underline-style="none" officeooo:rsid="00ea2e88" style:font-size-asian="12pt" style:font-size-complex="12pt"/>
    </style:style>
    <style:style style:name="T92" style:family="text">
      <style:text-properties fo:font-size="12pt" style:text-underline-style="none" officeooo:rsid="00fe272b" style:font-size-asian="12pt" style:font-size-complex="12pt"/>
    </style:style>
    <style:style style:name="T93" style:family="text">
      <style:text-properties fo:font-size="12pt" style:text-underline-style="none" officeooo:rsid="02e5ade6" style:font-size-asian="12pt" style:font-size-complex="12pt"/>
    </style:style>
    <style:style style:name="T94" style:family="text">
      <style:text-properties officeooo:rsid="01941de5"/>
    </style:style>
    <style:style style:name="T95" style:family="text">
      <style:text-properties officeooo:rsid="019e5634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officeooo:rsid="01abfa26" style:font-weight-asian="bold" style:font-weight-complex="bold"/>
    </style:style>
    <text:list-style style:name="L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padmaa"/>
      </text:list-level-style-bullet>
      <text:list-level-style-number text:level="3" text:style-name="Numbering_20_Symbols" style:num-format="1" text:display-levels="3">
        <style:list-level-properties text:space-before="0.499cm" text:min-label-width="0.75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Strong_20_Emphasis"><text:span text:style-name="T59">C</text:span></text:span><text:span text:style-name="Strong_20_Emphasis"><text:span text:style-name="T54">hecklist voor </text:span></text:span><text:span text:style-name="Strong_20_Emphasis"><text:span text:style-name="T63">de installatie</text:span></text:span><text:span text:style-name="Strong_20_Emphasis"><text:span text:style-name="T54"> van </text:span></text:span><text:reference-mark-start text:name="Distributie"/><text:span text:style-name="Strong_20_Emphasis"><text:span text:style-name="T60">Ubunt</text:span></text:span><text:span text:style-name="Strong_20_Emphasis"><text:span text:style-name="T61">u</text:span></text:span><text:reference-mark-end text:name="Distributie"/><text:span text:style-name="Strong_20_Emphasis"><text:span text:style-name="T54"> </text:span></text:span><text:reference-mark-start text:name="Versie"/><text:span text:style-name="T95">20</text:span><text:span text:style-name="Strong_20_Emphasis"><text:span text:style-name="T54">.0</text:span></text:span><text:span text:style-name="Strong_20_Emphasis"><text:span text:style-name="T55">4</text:span></text:span><text:reference-mark-end text:name="Versie"/><text:span text:style-name="Strong_20_Emphasis"><text:span text:style-name="T44"> </text:span></text:span><text:span text:style-name="Strong_20_Emphasis"><text:span text:style-name="T45">LTS</text:span></text:span><text:span text:style-name="Strong_20_Emphasis"><text:span text:style-name="T54"> </text:span></text:span><text:reference-mark-start text:name="Editie"/><text:span text:style-name="Strong_20_Emphasis"><text:span text:style-name="T56">desktop</text:span></text:span><text:reference-mark-end text:name="Editie"/><text:span text:style-name="Strong_20_Emphasis"><text:span text:style-name="T57"> </text:span></text:span><text:span text:style-name="Strong_20_Emphasis"><text:span text:style-name="T54">op </text:span></text:span><text:reference-mark-start text:name="Computernaam"/><text:span text:style-name="Strong_20_Emphasis"><text:span text:style-name="T62">pc</text:span></text:span><text:span text:style-name="Strong_20_Emphasis"><text:span text:style-name="T54">01</text:span></text:span><text:reference-mark-end text:name="Computernaam"/><text:span text:style-name="T58">.</text:span></text:p>
      <text:p text:style-name="P2"><text:span text:style-name="Strong_20_Emphasis"><text:span text:style-name="T3"/></text:span></text:p>
      <text:p text:style-name="P3"><text:span text:style-name="T82">K</text:span><text:span text:style-name="T3">ijk op</text:span><text:span text:style-name="T54"> </text:span><text:a xlink:type="simple" xlink:href="https://karelzimmer.nl/" text:style-name="Internet_20_link" text:visited-style-name="Visited_20_Internet_20_Link"><text:span text:style-name="Internet_20_link"><text:span text:style-name="T84">karelzimmer.nl</text:span></text:span></text:a><text:span text:style-name="T54"> </text:span><text:span text:style-name="T5">voor</text:span><text:span text:style-name="T4"> </text:span><text:span text:style-name="T83">deze en andere </text:span><text:span text:style-name="T6">checklists, scripts, en overige bestanden.</text:span></text:p>
      <text:p text:style-name="P29"/>
      <text:p text:style-name="P36"><text:span text:style-name="T41">D</text:span><text:span text:style-name="T40">it is een invulbare PD</text:span><text:span text:style-name="T42">F</text:span><text:span text:style-name="T40"> met keuzevakken; </text:span><text:span text:style-name="T43">a</text:span><text:span text:style-name="T40">fdrukken is niet noodzakelijk.</text:span></text:p>
      <text:p text:style-name="P12"><text:span text:style-name="Strong_20_Emphasis"><text:span text:style-name="T64"/></text:span></text:p>
      <text:p text:style-name="P18"><text:span text:style-name="Definition"><text:span text:style-name="T86">g</text:span></text:span><text:span text:style-name="Definition"><text:span text:style-name="T85">ebruiker</text:span></text:span><text:span text:style-name="T54"><text:tab/><text:tab/><text:tab/></text:span><text:span text:style-name="User_20_Entry"><text:span text:style-name="T67">Mo</text:span></text:span><text:span text:style-name="User_20_Entry"><text:span text:style-name="T68">n</text:span></text:span><text:span text:style-name="User_20_Entry"><text:span text:style-name="T69">i</text:span></text:span><text:span text:style-name="User_20_Entry"><text:span text:style-name="T68">q</text:span></text:span><text:span text:style-name="User_20_Entry"><text:span text:style-name="T69">u</text:span></text:span><text:span text:style-name="User_20_Entry"><text:span text:style-name="T68">e Zimmer</text:span></text:span></text:p>
      <text:p text:style-name="P18"><text:span text:style-name="Definition"><text:span text:style-name="T86">g</text:span></text:span><text:span text:style-name="Definition"><text:span text:style-name="T85">ebruikersnaam<text:tab/></text:span></text:span><text:span text:style-name="User_20_Entry"><text:span text:style-name="T67">mon</text:span></text:span><text:span text:style-name="User_20_Entry"><text:span text:style-name="T68">ique</text:span></text:span></text:p>
      <text:p text:style-name="P19"><text:span text:style-name="Definition"><text:span text:style-name="T86">c</text:span></text:span><text:span text:style-name="Definition"><text:span text:style-name="T85">omputernaam<text:tab/></text:span></text:span><text:span text:style-name="User_20_Entry"><text:span text:style-name="T65"><text:reference-ref text:reference-format="text" text:ref-name="Computernaam">pc01</text:reference-ref></text:span></text:span></text:p>
      <text:list xml:id="list3633443508" text:style-name="L1">
        <text:list-header>
          <text:p text:style-name="P39"><text:span text:style-name="Definition"><text:span text:style-name="T86">o</text:span></text:span><text:span text:style-name="Definition"><text:span text:style-name="T87">pstartmenu</text:span></text:span><text:span text:style-name="T54"><text:tab/><text:tab/></text:span><text:span text:style-name="User_20_Entry"><text:span text:style-name="T66">F12</text:span></text:span></text:p>
        </text:list-header>
      </text:list>
      <text:p text:style-name="P20"><text:span text:style-name="Definition"><text:span text:style-name="T86">i</text:span></text:span><text:span text:style-name="Definition"><text:span text:style-name="T87">nstellingen</text:span></text:span><text:span text:style-name="T54"><text:tab/><text:tab/></text:span><text:span text:style-name="User_20_Entry"><text:span text:style-name="T67">F</text:span></text:span><text:span text:style-name="User_20_Entry"><text:span text:style-name="T70">2</text:span></text:span></text:p>
      <text:p text:style-name="P11"/>
      <text:p text:style-name="P10"/>
      <text:list xml:id="list1274973499" text:style-name="L2">
        <text:list-item>
          <text:p text:style-name="P42">Installatie voorbereiden</text:p>
        </text:list-item>
      </text:list>
      <text:p text:style-name="Standard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4"><text:span text:style-name="Strong_20_Emphasis"><text:span text:style-name="T9"><text:s/></text:span></text:span><text:span text:style-name="Strong_20_Emphasis"><text:span text:style-name="T37"><draw:control text:anchor-type="as-char" draw:z-index="5" draw:name="Vorm1" draw:style-name="gr1" draw:text-style-name="P44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10">Volg</text:span></text:span><text:span text:style-name="Strong_20_Emphasis"><text:span text:style-name="T11"> de stappen in </text:span></text:span><text:span text:style-name="Strong_20_Emphasis"><text:span text:style-name="T12">Checklist</text:span></text:span><text:span text:style-name="Strong_20_Emphasis"><text:span text:style-name="T18"> </text:span></text:span><text:span text:style-name="Strong_20_Emphasis"><text:span text:style-name="T12">installatie</text:span></text:span><text:span text:style-name="Strong_20_Emphasis"><text:span text:style-name="T18"> </text:span></text:span><text:span text:style-name="Strong_20_Emphasis"><text:span text:style-name="T12"><text:reference-ref text:reference-format="text" text:ref-name="Distributie">Ubuntu</text:reference-ref></text:span></text:span><text:span text:style-name="Strong_20_Emphasis"><text:span text:style-name="T18"><text:s/></text:span></text:span><text:span text:style-name="Strong_20_Emphasis"><text:span text:style-name="T12"><text:reference-ref text:reference-format="text" text:ref-name="Versie">20.04</text:reference-ref></text:span></text:span><text:span text:style-name="Strong_20_Emphasis"><text:span text:style-name="T18"><text:s/></text:span></text:span><text:span text:style-name="Strong_20_Emphasis"><text:span text:style-name="T12"><text:reference-ref text:reference-format="text" text:ref-name="Editie">desktop</text:reference-ref></text:span></text:span><text:span text:style-name="Strong_20_Emphasis"><text:span text:style-name="T12">.</text:span></text:span></text:p>
          </table:table-cell>
        </table:table-row>
      </table:table>
      <text:p text:style-name="P7"/>
      <text:p text:style-name="P6"/>
      <text:list xml:id="list191758368478579" text:continue-numbering="true" text:style-name="L2">
        <text:list-item>
          <text:p text:style-name="P43">Installatie uitvoeren</text:p>
        </text:list-item>
      </text:list>
      <text:p text:style-name="P33"/>
      <text:p text:style-name="P28"/>
      <table:table table:name="Tabel1" table:style-name="Tabel1">
        <table:table-column table:style-name="Tabel1.A"/>
        <table:table-column table:style-name="Tabel1.B"/>
        <table:table-row table:style-name="Tabel1.1">
          <table:table-cell table:style-name="Tabel1.A1" office:value-type="string">
            <text:p text:style-name="P37"><text:span text:style-name="Strong_20_Emphasis"><text:span text:style-name="T9"><text:s/></text:span></text:span><text:span text:style-name="Strong_20_Emphasis"><text:span text:style-name="T37"><draw:control text:anchor-type="as-char" draw:z-index="7" draw:name="Vorm2_0" draw:style-name="gr1" draw:text-style-name="P44" svg:width="0.35cm" svg:height="0.35cm" draw:control="control8"/></text:span></text:span></text:p>
          </table:table-cell>
          <table:table-cell table:style-name="Tabel1.A1" office:value-type="string">
            <text:p text:style-name="P26"><text:span text:style-name="Strong_20_Emphasis"><text:span text:style-name="T13">Plaats </text:span></text:span><text:span text:style-name="Strong_20_Emphasis"><text:span text:style-name="T14">een </text:span></text:span><text:span text:style-name="Strong_20_Emphasis"><text:span text:style-name="T14"><text:reference-ref text:reference-format="text" text:ref-name="Distributie">Ubuntu</text:reference-ref></text:span></text:span><text:span text:style-name="Strong_20_Emphasis"><text:span text:style-name="T15"><text:s/></text:span></text:span><text:span text:style-name="Strong_20_Emphasis"><text:span text:style-name="T15"><text:reference-ref text:reference-format="text" text:ref-name="Versie">20.04</text:reference-ref></text:span></text:span><text:span text:style-name="Strong_20_Emphasis"><text:span text:style-name="T15"><text:s/></text:span></text:span><text:span text:style-name="Strong_20_Emphasis"><text:span text:style-name="T15"><text:reference-ref text:reference-format="text" text:ref-name="Editie">desktop</text:reference-ref></text:span></text:span><text:span text:style-name="Strong_20_Emphasis"><text:span text:style-name="T15"><text:s/></text:span></text:span><text:reference-mark-start text:name="Bitbreedte"/><text:span text:style-name="Strong_20_Emphasis"><text:span text:style-name="T16">64</text:span></text:span><text:span text:style-name="Strong_20_Emphasis"><text:span text:style-name="T17">-bit</text:span></text:span><text:reference-mark-end text:name="Bitbreedte"/><text:span text:style-name="Strong_20_Emphasis"><text:span text:style-name="T15"> USB-stick.</text:span></text:span></text:p>
          </table:table-cell>
        </table:table-row>
        <table:table-row table:style-name="Tabel1.1">
          <table:table-cell table:style-name="Tabel1.A1" office:value-type="string">
            <text:p text:style-name="P37"/>
          </table:table-cell>
          <table:table-cell table:style-name="Tabel1.A1" office:value-type="string">
            <text:p text:style-name="P26"/>
          </table:table-cell>
        </table:table-row>
        <table:table-row table:style-name="Tabel1.1">
          <table:table-cell table:style-name="Tabel1.A1" office:value-type="string">
            <text:p text:style-name="P37"><text:span text:style-name="Strong_20_Emphasis"><text:span text:style-name="T9"><text:s/></text:span></text:span></text:p>
          </table:table-cell>
          <table:table-cell table:style-name="Tabel1.A1" office:value-type="string">
            <text:p text:style-name="P26"><text:span text:style-name="Strong_20_Emphasis"><text:span text:style-name="T19">Zorg dat de computer opstart van </text:span></text:span><text:span text:style-name="Strong_20_Emphasis"><text:span text:style-name="T20">deze</text:span></text:span><text:span text:style-name="Strong_20_Emphasis"><text:span text:style-name="T19"> USB-stick:</text:span></text:span></text:p>
          </table:table-cell>
        </table:table-row>
        <table:table-row table:style-name="Tabel1.1">
          <table:table-cell table:style-name="Tabel1.A1" office:value-type="string">
            <text:p text:style-name="P37"><text:span text:style-name="Strong_20_Emphasis"><text:span text:style-name="T9"><text:s/></text:span></text:span><text:span text:style-name="Strong_20_Emphasis"><text:span text:style-name="T37"><draw:control text:anchor-type="as-char" draw:z-index="8" draw:name="Vorm3_0" draw:style-name="gr1" draw:text-style-name="P44" svg:width="0.35cm" svg:height="0.35cm" draw:control="control9"/></text:span></text:span></text:p>
          </table:table-cell>
          <table:table-cell table:style-name="Tabel1.A1" office:value-type="string">
            <text:p text:style-name="P26"><text:span text:style-name="Strong_20_Emphasis"><text:span text:style-name="T21">Druk </text:span></text:span><text:span text:style-name="Strong_20_Emphasis"><text:span text:style-name="T22">op de</text:span></text:span><text:span text:style-name="Strong_20_Emphasis"><text:span text:style-name="T21"> </text:span></text:span><text:span text:style-name="Strong_20_Emphasis"><text:span text:style-name="T49">F2</text:span></text:span><text:span text:style-name="Strong_20_Emphasis"><text:span text:style-name="T21">-toets bij het opstarten van de PC.</text:span></text:span></text:p>
          </table:table-cell>
        </table:table-row>
        <table:table-row table:style-name="Tabel1.1">
          <table:table-cell table:style-name="Tabel1.A1" office:value-type="string">
            <text:p text:style-name="P37"><text:span text:style-name="Strong_20_Emphasis"><text:span text:style-name="T9"><text:s/></text:span></text:span><text:span text:style-name="Strong_20_Emphasis"><text:span text:style-name="T37"><draw:control text:anchor-type="as-char" draw:z-index="9" draw:name="Vorm4_0" draw:style-name="gr1" draw:text-style-name="P44" svg:width="0.35cm" svg:height="0.35cm" draw:control="control10"/></text:span></text:span></text:p>
          </table:table-cell>
          <table:table-cell table:style-name="Tabel1.A1" office:value-type="string">
            <text:p text:style-name="P26"><text:span text:style-name="Strong_20_Emphasis"><text:span text:style-name="T23">Ga naar </text:span></text:span><text:span text:style-name="Strong_20_Emphasis"><text:span text:style-name="T50">Exit</text:span></text:span><text:span text:style-name="Strong_20_Emphasis"><text:span text:style-name="T24"> </text:span></text:span><text:span text:style-name="Strong_20_Emphasis"><text:span text:style-name="T25">en onder </text:span></text:span><text:span text:style-name="Strong_20_Emphasis"><text:span text:style-name="T51">Boot Override</text:span></text:span><text:span text:style-name="Strong_20_Emphasis"><text:span text:style-name="T25"> kies </text:span></text:span><text:span text:style-name="Strong_20_Emphasis"><text:span text:style-name="T51">UEFI: </text:span></text:span><text:span text:style-name="Strong_20_Emphasis"><text:span text:style-name="T52">&lt;U</text:span></text:span><text:span text:style-name="Strong_20_Emphasis"><text:span text:style-name="T53">S</text:span></text:span><text:span text:style-name="Strong_20_Emphasis"><text:span text:style-name="T52">B-stick-label&gt;</text:span></text:span><text:span text:style-name="Strong_20_Emphasis"><text:span text:style-name="T24">.</text:span></text:span></text:p>
          </table:table-cell>
        </table:table-row>
        <table:table-row table:style-name="Tabel1.1">
          <table:table-cell table:style-name="Tabel1.A1" office:value-type="string">
            <text:p text:style-name="P37"/>
          </table:table-cell>
          <table:table-cell table:style-name="Tabel1.A1" office:value-type="string">
            <text:p text:style-name="P26"/>
          </table:table-cell>
        </table:table-row>
        <table:table-row table:style-name="Tabel1.1">
          <table:table-cell table:style-name="Tabel1.A1" office:value-type="string">
            <text:p text:style-name="P37"><text:span text:style-name="Strong_20_Emphasis"><text:span text:style-name="T9"><text:s/></text:span></text:span><text:span text:style-name="Strong_20_Emphasis"><text:span text:style-name="T37"><draw:control text:anchor-type="as-char" draw:z-index="10" draw:name="Vorm5_0" draw:style-name="gr1" draw:text-style-name="P44" svg:width="0.35cm" svg:height="0.35cm" draw:control="control11"/></text:span></text:span></text:p>
          </table:table-cell>
          <table:table-cell table:style-name="Tabel1.A1" office:value-type="string">
            <text:p text:style-name="P27"><text:span text:style-name="T91">Volg de </text:span><text:span text:style-name="T92">vervolg</text:span><text:span text:style-name="T91">stappen in </text:span><text:span text:style-name="Strong_20_Emphasis"><text:span text:style-name="T72">Checklist</text:span></text:span><text:span text:style-name="Strong_20_Emphasis"><text:span text:style-name="T73"> </text:span></text:span><text:span text:style-name="Strong_20_Emphasis"><text:span text:style-name="T72">installatie</text:span></text:span><text:span text:style-name="Strong_20_Emphasis"><text:span text:style-name="T73"> </text:span></text:span><text:span text:style-name="Strong_20_Emphasis"><text:span text:style-name="T72"><text:reference-ref text:reference-format="text" text:ref-name="Distributie">Ubuntu</text:reference-ref></text:span></text:span><text:span text:style-name="Strong_20_Emphasis"><text:span text:style-name="T73"><text:s/></text:span></text:span><text:span text:style-name="Strong_20_Emphasis"><text:span text:style-name="T72"><text:reference-ref text:reference-format="text" text:ref-name="Versie">20.04</text:reference-ref></text:span></text:span><text:span text:style-name="Strong_20_Emphasis"><text:span text:style-name="T73"><text:s/></text:span></text:span><text:span text:style-name="Strong_20_Emphasis"><text:span text:style-name="T72"><text:reference-ref text:reference-format="text" text:ref-name="Editie">desktop</text:reference-ref></text:span></text:span><text:span text:style-name="T93">.</text:span></text:p>
          </table:table-cell>
        </table:table-row>
      </table:table>
      <text:p text:style-name="P5"/>
      <text:p text:style-name="P4"/>
      <text:list xml:id="list191758486174176" text:continue-numbering="true" text:style-name="L2">
        <text:list-item>
          <text:p text:style-name="P40">Installatie afronden</text:p>
        </text:list-item>
      </text:list>
      <text:p text:style-name="P17"><text:span text:style-name="Emphasis"><text:span text:style-name="T7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9"><text:s/></text:span></text:span><text:span text:style-name="Strong_20_Emphasis"><text:span text:style-name="T37"><draw:control text:anchor-type="as-char" draw:z-index="6" draw:name="Vorm3" draw:style-name="gr1" draw:text-style-name="P44" svg:width="0.35cm" svg:height="0.35cm" draw:control="control7"/></text:span></text:span></text:p>
          </table:table-cell>
          <table:table-cell table:style-name="_33_._5f_Installatie_5f_afronden.A1" office:value-type="string">
            <text:p text:style-name="P25"><text:span text:style-name="Strong_20_Emphasis"><text:span text:style-name="T10">Volg</text:span></text:span><text:span text:style-name="Strong_20_Emphasis"><text:span text:style-name="T11"> de stappen in </text:span></text:span><text:span text:style-name="Strong_20_Emphasis"><text:span text:style-name="T12">Checklist</text:span></text:span><text:span text:style-name="Strong_20_Emphasis"><text:span text:style-name="T18"> </text:span></text:span><text:span text:style-name="Strong_20_Emphasis"><text:span text:style-name="T12">installatie</text:span></text:span><text:span text:style-name="Strong_20_Emphasis"><text:span text:style-name="T18"> </text:span></text:span><text:span text:style-name="Strong_20_Emphasis"><text:span text:style-name="T12"><text:reference-ref text:reference-format="text" text:ref-name="Distributie">Ubuntu</text:reference-ref></text:span></text:span><text:span text:style-name="Strong_20_Emphasis"><text:span text:style-name="T18"><text:s/></text:span></text:span><text:span text:style-name="Strong_20_Emphasis"><text:span text:style-name="T12"><text:reference-ref text:reference-format="text" text:ref-name="Versie">20.04</text:reference-ref></text:span></text:span><text:span text:style-name="Strong_20_Emphasis"><text:span text:style-name="T18"><text:s/></text:span></text:span><text:span text:style-name="Strong_20_Emphasis"><text:span text:style-name="T12"><text:reference-ref text:reference-format="text" text:ref-name="Editie">desktop</text:reference-ref></text:span></text:span><text:span text:style-name="Strong_20_Emphasis"><text:span text:style-name="T12">.</text:span></text:span></text:p>
          </table:table-cell>
        </table:table-row>
      </table:table>
      <text:p text:style-name="P23"/>
      <text:p text:style-name="P22"/>
      <text:list xml:id="list191759501994603" text:continue-numbering="true" text:style-name="L2">
        <text:list-item>
          <text:p text:style-name="P41"><text:span text:style-name="T96">Gebruiker inrichten</text:span><text:line-break/></text:p>
        </text:list-item>
      </text:list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TableLine94725675623856">
          <table:table-cell table:style-name="_34_._5f_Gebruiker_5f_inrichten.A1" office:value-type="string">
            <text:p text:style-name="P30"><text:span text:style-name="Strong_20_Emphasis"><text:span text:style-name="T26"><text:s/></text:span></text:span><text:span text:style-name="Strong_20_Emphasis"><text:span text:style-name="T38"><draw:control text:anchor-type="as-char" draw:z-index="0" draw:name="Vorm4" draw:style-name="gr1" draw:text-style-name="P44" svg:width="0.35cm" svg:height="0.35cm" draw:control="control1"/></text:span></text:span></text:p>
          </table:table-cell>
          <table:table-cell table:style-name="_34_._5f_Gebruiker_5f_inrichten.A1" office:value-type="string">
            <text:p text:style-name="P8"><text:span text:style-name="T94">Volg de stappen in </text:span><text:span text:style-name="Strong_20_Emphasis"><text:span text:style-name="T74">Checklist</text:span></text:span><text:span text:style-name="Strong_20_Emphasis"><text:span text:style-name="T75"> </text:span></text:span><text:span text:style-name="Strong_20_Emphasis"><text:span text:style-name="T74">installatie</text:span></text:span><text:span text:style-name="Strong_20_Emphasis"><text:span text:style-name="T75"> </text:span></text:span><text:span text:style-name="Strong_20_Emphasis"><text:span text:style-name="T74"><text:reference-ref text:reference-format="text" text:ref-name="Distributie">Ubuntu</text:reference-ref></text:span></text:span><text:span text:style-name="Strong_20_Emphasis"><text:span text:style-name="T75"><text:s/></text:span></text:span><text:span text:style-name="Strong_20_Emphasis"><text:span text:style-name="T74"><text:reference-ref text:reference-format="text" text:ref-name="Versie">20.04</text:reference-ref></text:span></text:span><text:span text:style-name="Strong_20_Emphasis"><text:span text:style-name="T75"><text:s/></text:span></text:span><text:span text:style-name="Strong_20_Emphasis"><text:span text:style-name="T74"><text:reference-ref text:reference-format="text" text:ref-name="Editie">desktop</text:reference-ref></text:span></text:span><text:span text:style-name="T94">.</text:span></text:p>
          </table:table-cell>
        </table:table-row>
        <table:table-row table:style-name="TableLine94725675794688">
          <table:table-cell table:style-name="_34_._5f_Gebruiker_5f_inrichten.A1" office:value-type="string">
            <text:p text:style-name="P31"><text:span text:style-name="Strong_20_Emphasis"><text:span text:style-name="T26"><text:s/></text:span></text:span><text:span text:style-name="Strong_20_Emphasis"><text:span text:style-name="T38"><draw:control text:anchor-type="as-char" draw:z-index="1" draw:name="Vorm5" draw:style-name="gr1" draw:text-style-name="P44" svg:width="0.35cm" svg:height="0.35cm" draw:control="control2"/></text:span></text:span></text:p>
          </table:table-cell>
          <table:table-cell table:style-name="_34_._5f_Gebruiker_5f_inrichten.A1" office:value-type="string">
            <text:p text:style-name="P32"><text:span text:style-name="Strong_20_Emphasis"><text:span text:style-name="T47">Stel </text:span></text:span><text:span text:style-name="Strong_20_Emphasis"><text:span text:style-name="T48">a</text:span></text:span><text:span text:style-name="Strong_20_Emphasis"><text:span text:style-name="T47">utomatisch aanmelden in </text:span></text:span><text:span text:style-name="Strong_20_Emphasis"><text:span text:style-name="T27">via </text:span></text:span><text:span text:style-name="Strong_20_Emphasis"><text:span text:style-name="T28">een klik op </text:span></text:span><text:span text:style-name="Strong_20_Emphasis"><text:span text:style-name="T29">de </text:span></text:span><text:span text:style-name="Strong_20_Emphasis"><text:span text:style-name="T46">Super</text:span></text:span><text:span text:style-name="Strong_20_Emphasis"><text:span text:style-name="T29">-toets, </text:span></text:span><text:span text:style-name="Strong_20_Emphasis"><text:span text:style-name="T30">t</text:span></text:span><text:span text:style-name="Strong_20_Emphasis"><text:span text:style-name="T32">yp </text:span></text:span><text:span text:style-name="Strong_20_Emphasis"><text:span text:style-name="T39">gebr</text:span></text:span><text:span text:style-name="Strong_20_Emphasis"><text:span text:style-name="T33"> </text:span></text:span><text:span text:style-name="Strong_20_Emphasis"><text:span text:style-name="T34">e</text:span></text:span><text:span text:style-name="Strong_20_Emphasis"><text:span text:style-name="T27">n </text:span></text:span><text:span text:style-name="Strong_20_Emphasis"><text:span text:style-name="T35">k</text:span></text:span><text:span text:style-name="Strong_20_Emphasis"><text:span text:style-name="T34">lik </text:span></text:span><text:span text:style-name="Strong_20_Emphasis"><text:span text:style-name="T31">naast </text:span></text:span><text:span text:style-name="Strong_20_Emphasis"><text:span text:style-name="T39">Instellingen</text:span></text:span><text:span text:style-name="Strong_20_Emphasis"><text:span text:style-name="T31"> op </text:span></text:span><text:span text:style-name="Strong_20_Emphasis"><text:span text:style-name="T39">Gebruikers</text:span></text:span><text:span text:style-name="Strong_20_Emphasis"><text:span text:style-name="T31">.</text:span></text:span></text:p>
          </table:table-cell>
        </table:table-row>
        <table:table-row table:style-name="TableLine94725675795280">
          <table:table-cell table:style-name="_34_._5f_Gebruiker_5f_inrichten.A1" office:value-type="string">
            <text:p text:style-name="P31"><text:span text:style-name="Strong_20_Emphasis"><text:span text:style-name="T26"><text:s/></text:span></text:span><text:span text:style-name="Strong_20_Emphasis"><text:span text:style-name="T38"><draw:control text:anchor-type="as-char" draw:z-index="2" draw:name="Vorm7" draw:style-name="gr1" draw:text-style-name="P44" svg:width="0.35cm" svg:height="0.35cm" draw:control="control3"/></text:span></text:span></text:p>
          </table:table-cell>
          <table:table-cell table:style-name="_34_._5f_Gebruiker_5f_inrichten.A1" office:value-type="string">
            <text:p text:style-name="P9">Klik op <text:span text:style-name="T96">Ontgrendelen</text:span>.</text:p>
          </table:table-cell>
        </table:table-row>
        <table:table-row table:style-name="TableLine94725675795872">
          <table:table-cell table:style-name="_34_._5f_Gebruiker_5f_inrichten.A1" office:value-type="string">
            <text:p text:style-name="P31"><text:span text:style-name="Strong_20_Emphasis"><text:span text:style-name="T26"><text:s/></text:span></text:span><text:span text:style-name="Strong_20_Emphasis"><text:span text:style-name="T38"><draw:control text:anchor-type="as-char" draw:z-index="3" draw:name="Vorm8" draw:style-name="gr1" draw:text-style-name="P44" svg:width="0.35cm" svg:height="0.35cm" draw:control="control4"/></text:span></text:span></text:p>
          </table:table-cell>
          <table:table-cell table:style-name="_34_._5f_Gebruiker_5f_inrichten.A1" office:value-type="string">
            <text:p text:style-name="P9">Zet schuifje achter <text:span text:style-name="T96">Automatisch </text:span><text:span text:style-name="T97">aanmelden</text:span> aan.</text:p>
          </table:table-cell>
        </table:table-row>
        <table:table-row table:style-name="TableLine94725675796464">
          <table:table-cell table:style-name="_34_._5f_Gebruiker_5f_inrichten.A1" office:value-type="string">
            <text:p text:style-name="P31"><text:span text:style-name="Strong_20_Emphasis"><text:span text:style-name="T26"><text:s/></text:span></text:span><text:span text:style-name="Strong_20_Emphasis"><text:span text:style-name="T38"><draw:control text:anchor-type="as-char" draw:z-index="4" draw:name="Vorm9" draw:style-name="gr1" draw:text-style-name="P44" svg:width="0.35cm" svg:height="0.35cm" draw:control="control5"/></text:span></text:span></text:p>
          </table:table-cell>
          <table:table-cell table:style-name="_34_._5f_Gebruiker_5f_inrichten.A1" office:value-type="string">
            <text:p text:style-name="P9">Sluit <text:span text:style-name="T96">Gebruikers</text:span> af.</text:p>
          </table:table-cell>
        </table:table-row>
      </table:table>
      <text:p text:style-name="P14"/>
      <text:p text:style-name="P15"/>
      <text:p text:style-name="P16"><text:span text:style-name="T77">E</text:span><text:span text:style-name="T78">inde c</text:span><text:span text:style-name="T76">hecklist, </text:span><text:span text:style-name="T79">d</text:span><text:span text:style-name="T76">e</text:span><text:span text:style-name="T88"> installatie van </text:span><text:span text:style-name="T88"><text:reference-ref text:reference-format="text" text:ref-name="Distributie">Ubuntu</text:reference-ref></text:span><text:span text:style-name="T88"><text:s/></text:span><text:span text:style-name="T89"><text:reference-ref text:reference-format="text" text:ref-name="Versie">20.04</text:reference-ref></text:span><text:span text:style-name="T80"><text:s/></text:span><text:span text:style-name="T81">LTS</text:span><text:span text:style-name="T76"> </text:span><text:span text:style-name="T88"><text:reference-ref text:reference-format="text" text:ref-name="Editie">desktop</text:reference-ref></text:span><text:span text:style-name="T88"><text:s/></text:span><text:span text:style-name="T90">op </text:span><text:span text:style-name="T90"><text:reference-ref text:reference-format="text" text:ref-name="Computernaam">pc01</text:reference-ref></text:span><text:span text:style-name="T90"><text:s/></text:span><text:span text:style-name="T88">is voltooid.</text:span></text:p>
      <text:p text:style-name="P13"/>
      <text:p text:style-name="P21"><text:span text:style-name="T36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padmaa" svg:font-family="padmaa" style:font-adornments="Normal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20.04 desktop pc01</text:file-name><text:tab/><text:date style:data-style-name="N36" text:date-value="2021-09-06T19:17:57.430976810">06-09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9-06T19:17:57.327715518</dc:date>
    <meta:keyword>Installatie</meta:keyword>
    <meta:keyword>Checklist</meta:keyword>
    <meta:keyword>Linux</meta:keyword>
    <meta:editing-cycles>3056</meta:editing-cycles>
    <meta:editing-duration>P7DT13H56M23S</meta:editing-duration>
    <dc:creator>Karel Zimmer</dc:creator>
    <meta:document-statistic meta:table-count="4" meta:image-count="0" meta:object-count="0" meta:page-count="1" meta:paragraph-count="40" meta:word-count="189" meta:character-count="1305" meta:non-whitespace-character-count="1130"/>
    <meta:user-defined meta:name="Info 1"/>
    <meta:user-defined meta:name="Info 2"/>
    <meta:user-defined meta:name="Info 3"/>
    <meta:user-defined meta:name="Info 4"/>
  </office:meta>
</office:document-meta>
</file>